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9:30:09.3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23T19:40:44.330000000</dc:date>
    <meta:editing-duration>PT7H50M41S</meta:editing-duration>
    <meta:editing-cycles>106</meta:editing-cycles>
    <meta:generator>LibreOffice/7.2.0.4$Windows_X86_64 LibreOffice_project/9a9c6381e3f7a62afc1329bd359cc48accb6435b</meta:generator>
    <meta:document-statistic meta:table-count="1" meta:cell-count="5159" meta:object-count="0"/>
  </office:meta>
</office:document-meta>
</file>